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473cm" fo:margin-left="-1.074cm" table:align="left"/>
    </style:style>
    <style:style style:name="Table1.A" style:family="table-column">
      <style:table-column-properties style:column-width="0.794cm"/>
    </style:style>
    <style:style style:name="Table1.B" style:family="table-column">
      <style:table-column-properties style:column-width="1.879cm"/>
    </style:style>
    <style:style style:name="Table1.C" style:family="table-column">
      <style:table-column-properties style:column-width="6.271cm"/>
    </style:style>
    <style:style style:name="Table1.D" style:family="table-column">
      <style:table-column-properties style:column-width="3.175cm"/>
    </style:style>
    <style:style style:name="Table1.E" style:family="table-column">
      <style:table-column-properties style:column-width="2.805cm"/>
    </style:style>
    <style:style style:name="Table1.F" style:family="table-column">
      <style:table-column-properties style:column-width="4.551cm"/>
    </style:style>
    <style:style style:name="Table1.1" style:family="table-row">
      <style:table-row-properties style:min-row-height="5.5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2.736cm"/>
    </style:style>
    <style:style style:name="Table1.6" style:family="table-row">
      <style:table-row-properties style:min-row-height="0.616cm"/>
    </style:style>
    <style:style style:name="Table1.7" style:family="table-row">
      <style:table-row-properties style:min-row-height="3.281cm"/>
    </style:style>
    <style:style style:name="Table1.8" style:family="table-row">
      <style:table-row-properties style:min-row-height="2.805cm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0" style:family="paragraph">
      <style:paragraph-properties fo:text-align="center"/>
    </style:style>
    <style:style style:name="gr1" style:family="graphic">
      <style:graphic-properties svg:stroke-width="0.051cm" svg:stroke-color="#000000" draw:fill="solid" draw:fill-color="#ffffff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V.V. TITANIUM PIGMENTS PRIVATE LIMITED</text:p>
            <text:p text:style-name="P5">THOOTHUKKUDI</text:p>
            <text:p text:style-name="P7"><draw:rect text:anchor-type="paragraph" draw:z-index="0" draw:style-name="gr1" draw:text-style-name="P10" svg:width="5.24cm" svg:height="0.715cm" svg:x="7.084cm" svg:y="0.427cm"><text:p/></draw:rect>FM/MK7G/RO</text:p>
            <text:p text:style-name="P4">DE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2">Please arrange to despatch the following finished goods to</text:p>
            <text:p text:style-name="P2">M/s: <text:placeholder text:placeholder-type="text">&lt;o.partner_id.name&gt;</text:placeholder></text:p>
            <text:p text:style-name="P9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s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9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"><text:placeholder text:placeholder-type="text">&lt;sequence+1&gt;</text:placeholder></text:p>
          </table:table-cell>
          <table:table-cell table:style-name="Table1.A2" office:value-type="string">
            <text:p text:style-name="P1"><text:placeholder text:placeholder-type="text">&lt;line.product_id.name&gt;</text:placeholder></text:p>
          </table:table-cell>
          <table:table-cell table:style-name="Table1.A2" office:value-type="string">
            <text:p text:style-name="P1"><text:placeholder text:placeholder-type="text">&lt;line.prodlot_id.id&gt;</text:placeholder></text:p>
          </table:table-cell>
          <table:table-cell table:style-name="Table1.A2" office:value-type="string">
            <text:p text:style-name="P1"><text:placeholder text:placeholder-type="text">&lt;get_qty_bags(line.product_qty,line.product_uom.name)&gt;</text:placeholder></text:p>
          </table:table-cell>
          <table:table-cell table:style-name="Table1.A2" office:value-type="string">
            <text:p text:style-name="P1"><text:placeholder text:placeholder-type="text">&lt;get_qty_mt(line.product_qty,line.product_uom.name)&gt;</text:placeholder></text:p>
          </table:table-cell>
          <table:table-cell table:style-name="Table1.F2" office:value-type="string">
            <text:p text:style-name="P1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4T23:35:01</dc:date>
    <dc:creator>phung11764 </dc:creator>
    <meta:editing-duration>PT16M8S</meta:editing-duration>
    <meta:editing-cycles>13</meta:editing-cycles>
    <meta:generator>LibreOffice/3.5$Linux_X86_64 LibreOffice_project/350m1$Build-2</meta:generator>
    <meta:document-statistic meta:table-count="1" meta:image-count="0" meta:object-count="0" meta:page-count="1" meta:paragraph-count="30" meta:word-count="55" meta:character-count="527" meta:non-whitespace-character-count="482"/>
  </office:meta>
</office:document-meta>
</file>